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70000004043863E6FA720894F.png" manifest:media-type="image/png"/>
  <manifest:file-entry manifest:full-path="Pictures/1000020100000226000000FA9C3F27F97A3CB6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ora" svg:font-family="Lora" style:font-pitch="variable"/>
    <style:font-face style:name="FangSong" svg:font-family="FangSong"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3cm" style:rel-column-width="1701*"/>
    </style:style>
    <style:style style:name="Tabla1.B" style:family="table-column">
      <style:table-column-properties style:column-width="13.501cm" style:rel-column-width="7654*"/>
    </style:style>
    <style:style style:name="Tabla1.A1" style:family="table-cell">
      <style:table-cell-properties style:vertical-align="middle" fo:background-color="#a6a4aa"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a6a4aa" fo:padding="0.097cm" fo:border="0.05pt solid #000000">
        <style:background-image/>
      </style:table-cell-properties>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9"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0" style:family="paragraph" style:parent-style-name="Standard">
      <style:paragraph-properties fo:line-height="115%"/>
      <style:text-properties style:font-name="FreeSans" fo:font-size="15pt" fo:letter-spacing="0.035cm" officeooo:rsid="00320aa7" officeooo:paragraph-rsid="00320aa7" style:font-size-asian="13.1000003814697pt" style:font-size-complex="15pt"/>
    </style:style>
    <style:style style:name="P11" style:family="paragraph" style:parent-style-name="Standard">
      <style:paragraph-properties fo:line-height="150%"/>
      <style:text-properties style:font-name="FreeSans" fo:font-size="15pt" fo:letter-spacing="0.035cm" officeooo:rsid="0037ba5a" officeooo:paragraph-rsid="003b9846" style:font-size-asian="13.1000003814697pt" style:font-size-complex="15pt"/>
    </style:style>
    <style:style style:name="P12" style:family="paragraph" style:parent-style-name="Standard">
      <style:paragraph-properties fo:line-height="150%"/>
      <style:text-properties style:font-name="FreeSans" fo:font-size="15pt" fo:letter-spacing="0.035cm" officeooo:rsid="0037ba5a" officeooo:paragraph-rsid="003d959d" style:font-size-asian="13.1000003814697pt" style:font-size-complex="15pt"/>
    </style:style>
    <style:style style:name="P13" style:family="paragraph" style:parent-style-name="Standard">
      <style:paragraph-properties fo:line-height="150%"/>
      <style:text-properties style:font-name="FreeSans" fo:font-size="15pt" fo:letter-spacing="0.035cm" officeooo:rsid="0037ba5a" officeooo:paragraph-rsid="003e8581" style:font-size-asian="13.1000003814697pt" style:font-size-complex="15pt"/>
    </style:style>
    <style:style style:name="P14" style:family="paragraph" style:parent-style-name="Standard">
      <style:paragraph-properties fo:line-height="150%"/>
      <style:text-properties style:font-name="FreeSans" fo:font-size="15pt" fo:letter-spacing="0.035cm" officeooo:rsid="0037ba5a" officeooo:paragraph-rsid="00405081" style:font-size-asian="13.1000003814697pt" style:font-size-complex="15pt"/>
    </style:style>
    <style:style style:name="P15" style:family="paragraph" style:parent-style-name="Standard">
      <style:paragraph-properties fo:line-height="150%"/>
      <style:text-properties style:font-name="FreeSans" fo:font-size="15pt" fo:letter-spacing="0.035cm" officeooo:rsid="0037ba5a" officeooo:paragraph-rsid="00409878" style:font-size-asian="13.1000003814697pt" style:font-size-complex="15pt"/>
    </style:style>
    <style:style style:name="P1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7" style:family="paragraph" style:parent-style-name="Standard">
      <style:paragraph-properties fo:line-height="115%"/>
      <style:text-properties style:font-name="FreeSans" fo:font-size="15pt" fo:letter-spacing="0.035cm" fo:font-weight="bold" officeooo:rsid="004386f9" officeooo:paragraph-rsid="00457fdc" style:font-size-asian="13.1000003814697pt" style:font-weight-asian="bold" style:font-size-complex="15pt" style:font-weight-complex="bold"/>
    </style:style>
    <style:style style:name="P18" style:family="paragraph" style:parent-style-name="Standard">
      <style:paragraph-properties fo:line-height="115%"/>
      <style:text-properties style:font-name="FreeSans" fo:font-size="14pt" fo:letter-spacing="0.035cm" officeooo:rsid="002a61b8" officeooo:paragraph-rsid="00386b99" style:font-size-asian="14pt" style:font-size-complex="14pt"/>
    </style:style>
    <style:style style:name="P19" style:family="paragraph" style:parent-style-name="Standard">
      <style:paragraph-properties fo:line-height="115%"/>
      <style:text-properties style:font-name="FreeSans" fo:font-size="14pt" fo:letter-spacing="0.035cm" officeooo:rsid="002a61b8" officeooo:paragraph-rsid="0038ee46" style:font-size-asian="14pt" style:font-size-complex="14pt"/>
    </style:style>
    <style:style style:name="P20" style:family="paragraph" style:parent-style-name="Standard">
      <style:paragraph-properties fo:line-height="115%"/>
      <style:text-properties style:font-name="FreeSans" fo:font-size="14pt" fo:letter-spacing="0.035cm" officeooo:rsid="002a61b8" officeooo:paragraph-rsid="003adbb8" style:font-size-asian="14pt" style:font-size-complex="14pt"/>
    </style:style>
    <style:style style:name="P21" style:family="paragraph" style:parent-style-name="Standard">
      <style:paragraph-properties fo:line-height="115%"/>
      <style:text-properties style:font-name="FreeSans" fo:font-size="14pt" fo:letter-spacing="0.035cm" officeooo:rsid="002a61b8" officeooo:paragraph-rsid="003b9846" style:font-size-asian="14pt" style:font-size-complex="14pt"/>
    </style:style>
    <style:style style:name="P22" style:family="paragraph" style:parent-style-name="Standard">
      <style:paragraph-properties fo:line-height="115%"/>
      <style:text-properties style:font-name="FreeSans" fo:font-size="14pt" fo:letter-spacing="0.035cm" officeooo:rsid="002a61b8" officeooo:paragraph-rsid="003d959d" style:font-size-asian="14pt" style:font-size-complex="14pt"/>
    </style:style>
    <style:style style:name="P23" style:family="paragraph" style:parent-style-name="Standard">
      <style:paragraph-properties fo:line-height="115%"/>
      <style:text-properties style:font-name="FreeSans" fo:font-size="14pt" fo:letter-spacing="0.035cm" officeooo:rsid="002a61b8" officeooo:paragraph-rsid="003e8581" style:font-size-asian="14pt" style:font-size-complex="14pt"/>
    </style:style>
    <style:style style:name="P24" style:family="paragraph" style:parent-style-name="Standard">
      <style:paragraph-properties fo:line-height="115%"/>
      <style:text-properties style:font-name="FreeSans" fo:font-size="14pt" fo:letter-spacing="0.035cm" officeooo:rsid="002a61b8" officeooo:paragraph-rsid="00405081" style:font-size-asian="14pt" style:font-size-complex="14pt"/>
    </style:style>
    <style:style style:name="P25" style:family="paragraph" style:parent-style-name="Standard">
      <style:paragraph-properties fo:line-height="115%"/>
      <style:text-properties style:font-name="FreeSans" fo:font-size="14pt" fo:letter-spacing="0.035cm" officeooo:rsid="002a61b8" officeooo:paragraph-rsid="00409878" style:font-size-asian="14pt" style:font-size-complex="14pt"/>
    </style:style>
    <style:style style:name="P26" style:family="paragraph" style:parent-style-name="Standard">
      <style:paragraph-properties fo:line-height="115%"/>
      <style:text-properties style:font-name="FreeSans" fo:font-size="14pt" fo:letter-spacing="0.035cm" officeooo:rsid="00386b99" officeooo:paragraph-rsid="00386b99" style:font-size-asian="14pt" style:font-size-complex="14pt"/>
    </style:style>
    <style:style style:name="P27" style:family="paragraph" style:parent-style-name="Standard">
      <style:paragraph-properties fo:line-height="115%"/>
      <style:text-properties style:font-name="FreeSans" fo:font-size="14pt" fo:letter-spacing="0.035cm" officeooo:rsid="0038ee46" officeooo:paragraph-rsid="0038ee46" style:font-size-asian="14pt" style:font-size-complex="14pt"/>
    </style:style>
    <style:style style:name="P28" style:family="paragraph" style:parent-style-name="Standard">
      <style:paragraph-properties fo:line-height="115%"/>
      <style:text-properties style:font-name="FreeSans" fo:font-size="14pt" fo:letter-spacing="0.035cm" officeooo:rsid="0038ee46" officeooo:paragraph-rsid="003b9846" style:font-size-asian="14pt" style:font-size-complex="14pt"/>
    </style:style>
    <style:style style:name="P29" style:family="paragraph" style:parent-style-name="Standard">
      <style:paragraph-properties fo:line-height="115%"/>
      <style:text-properties style:font-name="FreeSans" fo:font-size="14pt" fo:letter-spacing="0.035cm" officeooo:rsid="0038ee46" officeooo:paragraph-rsid="003d959d" style:font-size-asian="14pt" style:font-size-complex="14pt"/>
    </style:style>
    <style:style style:name="P30" style:family="paragraph" style:parent-style-name="Standard">
      <style:paragraph-properties fo:line-height="115%"/>
      <style:text-properties style:font-name="FreeSans" fo:font-size="14pt" fo:letter-spacing="0.035cm" officeooo:rsid="0038ee46" officeooo:paragraph-rsid="003e8581" style:font-size-asian="14pt" style:font-size-complex="14pt"/>
    </style:style>
    <style:style style:name="P31" style:family="paragraph" style:parent-style-name="Standard">
      <style:paragraph-properties fo:line-height="115%"/>
      <style:text-properties style:font-name="FreeSans" fo:font-size="14pt" fo:letter-spacing="0.035cm" officeooo:rsid="0038ee46" officeooo:paragraph-rsid="00405081" style:font-size-asian="14pt" style:font-size-complex="14pt"/>
    </style:style>
    <style:style style:name="P32" style:family="paragraph" style:parent-style-name="Standard">
      <style:paragraph-properties fo:line-height="115%"/>
      <style:text-properties style:font-name="FreeSans" fo:font-size="14pt" fo:letter-spacing="0.035cm" officeooo:rsid="0038ee46" officeooo:paragraph-rsid="00409878" style:font-size-asian="14pt" style:font-size-complex="14pt"/>
    </style:style>
    <style:style style:name="P33" style:family="paragraph" style:parent-style-name="Standard">
      <style:paragraph-properties fo:line-height="115%"/>
      <style:text-properties style:font-name="FreeSans" fo:font-size="14pt" fo:letter-spacing="0.035cm" officeooo:rsid="0041b53e" officeooo:paragraph-rsid="0041b53e" style:font-size-asian="14pt" style:font-size-complex="14pt"/>
    </style:style>
    <style:style style:name="P34" style:family="paragraph" style:parent-style-name="Standard">
      <style:paragraph-properties fo:line-height="200%" fo:text-align="center" style:justify-single-word="false"/>
      <style:text-properties fo:letter-spacing="0.035cm" officeooo:rsid="0017e0f6" officeooo:paragraph-rsid="00304b5f"/>
    </style:style>
    <style:style style:name="P35"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36"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38468" officeooo:paragraph-rsid="00338468" style:font-size-asian="40pt" style:font-style-asian="italic" style:font-weight-asian="bold" style:font-size-complex="40pt" style:font-style-complex="italic" style:font-weight-complex="bold"/>
    </style:style>
    <style:style style:name="P37" style:family="paragraph" style:parent-style-name="Standard">
      <style:paragraph-properties fo:line-height="150%"/>
      <style:text-properties fo:color="#405e01" style:font-name="FreeSans" fo:font-size="15pt" fo:letter-spacing="0.035cm" fo:font-weight="bold" officeooo:rsid="0037ba5a" officeooo:paragraph-rsid="0037ba5a" style:font-size-asian="13.1000003814697pt" style:font-weight-asian="bold" style:font-size-complex="15pt" style:font-weight-complex="bold"/>
    </style:style>
    <style:style style:name="P38" style:family="paragraph" style:parent-style-name="Standard">
      <style:paragraph-properties fo:line-height="115%"/>
      <style:text-properties fo:color="#8eb015" style:font-name="FreeSans" fo:font-size="14pt" fo:letter-spacing="0.035cm" fo:font-weight="bold" officeooo:rsid="00386b99" officeooo:paragraph-rsid="00386b99" style:font-size-asian="14pt" style:font-weight-asian="bold" style:font-size-complex="14pt" style:font-weight-complex="bold"/>
    </style:style>
    <style:style style:name="P39" style:family="paragraph" style:parent-style-name="Standard">
      <style:paragraph-properties fo:line-height="115%"/>
      <style:text-properties fo:color="#8eb015" style:font-name="FreeSans" fo:font-size="14pt" fo:letter-spacing="0.035cm" fo:font-weight="bold" officeooo:rsid="00386b99" officeooo:paragraph-rsid="003b9846" style:font-size-asian="14pt" style:font-weight-asian="bold" style:font-size-complex="14pt" style:font-weight-complex="bold"/>
    </style:style>
    <style:style style:name="P40" style:family="paragraph" style:parent-style-name="Standard">
      <style:paragraph-properties fo:line-height="115%"/>
      <style:text-properties fo:color="#8eb015" style:font-name="FreeSans" fo:font-size="14pt" fo:letter-spacing="0.035cm" fo:font-weight="bold" officeooo:rsid="00386b99" officeooo:paragraph-rsid="003d959d" style:font-size-asian="14pt" style:font-weight-asian="bold" style:font-size-complex="14pt" style:font-weight-complex="bold"/>
    </style:style>
    <style:style style:name="P41" style:family="paragraph" style:parent-style-name="Standard">
      <style:paragraph-properties fo:line-height="115%"/>
      <style:text-properties fo:color="#8eb015" style:font-name="FreeSans" fo:font-size="14pt" fo:letter-spacing="0.035cm" fo:font-weight="bold" officeooo:rsid="00386b99" officeooo:paragraph-rsid="003e8581" style:font-size-asian="14pt" style:font-weight-asian="bold" style:font-size-complex="14pt" style:font-weight-complex="bold"/>
    </style:style>
    <style:style style:name="P42" style:family="paragraph" style:parent-style-name="Standard">
      <style:paragraph-properties fo:line-height="115%"/>
      <style:text-properties fo:color="#8eb015" style:font-name="FreeSans" fo:font-size="14pt" fo:letter-spacing="0.035cm" fo:font-weight="bold" officeooo:rsid="00386b99" officeooo:paragraph-rsid="00405081" style:font-size-asian="14pt" style:font-weight-asian="bold" style:font-size-complex="14pt" style:font-weight-complex="bold"/>
    </style:style>
    <style:style style:name="P43" style:family="paragraph" style:parent-style-name="Standard">
      <style:paragraph-properties fo:line-height="115%"/>
      <style:text-properties fo:color="#8eb015" style:font-name="FreeSans" fo:font-size="14pt" fo:letter-spacing="0.035cm" fo:font-weight="bold" officeooo:rsid="00386b99" officeooo:paragraph-rsid="00409878" style:font-size-asian="14pt" style:font-weight-asian="bold" style:font-size-complex="14pt" style:font-weight-complex="bold"/>
    </style:style>
    <style:style style:name="P44" style:family="paragraph" style:parent-style-name="Standard">
      <style:paragraph-properties fo:line-height="115%"/>
      <style:text-properties fo:color="#8eb015" style:font-name="FreeSans" fo:font-size="14pt" fo:letter-spacing="0.035cm" fo:font-weight="bold" officeooo:rsid="0038ee46" officeooo:paragraph-rsid="0038ee46" style:font-size-asian="14pt" style:font-weight-asian="bold" style:font-size-complex="14pt" style:font-weight-complex="bold"/>
    </style:style>
    <style:style style:name="P45" style:family="paragraph" style:parent-style-name="Standard">
      <style:paragraph-properties fo:line-height="115%"/>
      <style:text-properties fo:color="#8eb015" style:font-name="FreeSans" fo:font-size="14pt" fo:letter-spacing="0.035cm" fo:font-weight="bold" officeooo:rsid="0038ee46" officeooo:paragraph-rsid="003b9846" style:font-size-asian="14pt" style:font-weight-asian="bold" style:font-size-complex="14pt" style:font-weight-complex="bold"/>
    </style:style>
    <style:style style:name="P46" style:family="paragraph" style:parent-style-name="Standard">
      <style:paragraph-properties fo:line-height="115%"/>
      <style:text-properties fo:color="#8eb015" style:font-name="FreeSans" fo:font-size="14pt" fo:letter-spacing="0.035cm" fo:font-weight="bold" officeooo:rsid="0038ee46" officeooo:paragraph-rsid="003d959d" style:font-size-asian="14pt" style:font-weight-asian="bold" style:font-size-complex="14pt" style:font-weight-complex="bold"/>
    </style:style>
    <style:style style:name="P47" style:family="paragraph" style:parent-style-name="Standard">
      <style:paragraph-properties fo:line-height="115%"/>
      <style:text-properties fo:color="#8eb015" style:font-name="FreeSans" fo:font-size="14pt" fo:letter-spacing="0.035cm" fo:font-weight="bold" officeooo:rsid="0038ee46" officeooo:paragraph-rsid="003e8581" style:font-size-asian="14pt" style:font-weight-asian="bold" style:font-size-complex="14pt" style:font-weight-complex="bold"/>
    </style:style>
    <style:style style:name="P48" style:family="paragraph" style:parent-style-name="Standard">
      <style:paragraph-properties fo:line-height="115%"/>
      <style:text-properties fo:color="#8eb015" style:font-name="FreeSans" fo:font-size="14pt" fo:letter-spacing="0.035cm" fo:font-weight="bold" officeooo:rsid="0038ee46" officeooo:paragraph-rsid="00405081" style:font-size-asian="14pt" style:font-weight-asian="bold" style:font-size-complex="14pt" style:font-weight-complex="bold"/>
    </style:style>
    <style:style style:name="P49" style:family="paragraph" style:parent-style-name="Standard">
      <style:paragraph-properties fo:line-height="115%"/>
      <style:text-properties fo:color="#8eb015" style:font-name="FreeSans" fo:font-size="14pt" fo:letter-spacing="0.035cm" fo:font-weight="bold" officeooo:rsid="0038ee46" officeooo:paragraph-rsid="00409878" style:font-size-asian="14pt" style:font-weight-asian="bold" style:font-size-complex="14pt" style:font-weight-complex="bold"/>
    </style:style>
    <style:style style:name="P50" style:family="paragraph" style:parent-style-name="Standard">
      <style:paragraph-properties fo:line-height="115%"/>
      <style:text-properties fo:color="#8eb015" style:font-name="FreeSans" fo:font-size="14pt" fo:letter-spacing="0.035cm" fo:font-weight="bold" officeooo:rsid="003adbb8" officeooo:paragraph-rsid="003adbb8" style:font-size-asian="14pt" style:font-weight-asian="bold" style:font-size-complex="14pt" style:font-weight-complex="bold"/>
    </style:style>
    <style:style style:name="P51" style:family="paragraph" style:parent-style-name="Standard">
      <style:paragraph-properties fo:line-height="115%"/>
      <style:text-properties fo:color="#8eb015" style:font-name="FreeSans" fo:font-size="14pt" fo:letter-spacing="0.035cm" fo:font-weight="bold" officeooo:rsid="003adbb8" officeooo:paragraph-rsid="003b9846" style:font-size-asian="14pt" style:font-weight-asian="bold" style:font-size-complex="14pt" style:font-weight-complex="bold"/>
    </style:style>
    <style:style style:name="P52" style:family="paragraph" style:parent-style-name="Standard">
      <style:paragraph-properties fo:line-height="115%"/>
      <style:text-properties fo:color="#8eb015" style:font-name="FreeSans" fo:font-size="14pt" fo:letter-spacing="0.035cm" fo:font-weight="bold" officeooo:rsid="003adbb8" officeooo:paragraph-rsid="003d959d" style:font-size-asian="14pt" style:font-weight-asian="bold" style:font-size-complex="14pt" style:font-weight-complex="bold"/>
    </style:style>
    <style:style style:name="P53" style:family="paragraph" style:parent-style-name="Standard">
      <style:paragraph-properties fo:line-height="115%"/>
      <style:text-properties fo:color="#8eb015" style:font-name="FreeSans" fo:font-size="14pt" fo:letter-spacing="0.035cm" fo:font-weight="bold" officeooo:rsid="003adbb8" officeooo:paragraph-rsid="003e8581" style:font-size-asian="14pt" style:font-weight-asian="bold" style:font-size-complex="14pt" style:font-weight-complex="bold"/>
    </style:style>
    <style:style style:name="P54" style:family="paragraph" style:parent-style-name="Standard">
      <style:paragraph-properties fo:line-height="115%"/>
      <style:text-properties fo:color="#8eb015" style:font-name="FreeSans" fo:font-size="14pt" fo:letter-spacing="0.035cm" fo:font-weight="bold" officeooo:rsid="003adbb8" officeooo:paragraph-rsid="00405081" style:font-size-asian="14pt" style:font-weight-asian="bold" style:font-size-complex="14pt" style:font-weight-complex="bold"/>
    </style:style>
    <style:style style:name="P55" style:family="paragraph" style:parent-style-name="Standard">
      <style:paragraph-properties fo:line-height="115%"/>
      <style:text-properties fo:color="#8eb015" style:font-name="FreeSans" fo:font-size="14pt" fo:letter-spacing="0.035cm" fo:font-weight="bold" officeooo:rsid="003adbb8" officeooo:paragraph-rsid="00409878" style:font-size-asian="14pt" style:font-weight-asian="bold" style:font-size-complex="14pt" style:font-weight-complex="bold"/>
    </style:style>
    <style:style style:name="P5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7" style:family="paragraph" style:parent-style-name="Standard">
      <style:paragraph-properties fo:line-height="115%" fo:break-before="page"/>
      <style:text-properties style:font-name="FreeSans" fo:font-size="14pt" fo:letter-spacing="0.035cm" officeooo:rsid="002a61b8" officeooo:paragraph-rsid="00405081" style:font-size-asian="14pt" style:font-size-complex="14pt"/>
    </style:style>
    <style:style style:name="P58"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59" style:family="paragraph" style:parent-style-name="Standard">
      <style:paragraph-properties fo:line-height="115%" fo:break-before="page"/>
      <style:text-properties fo:color="#2c3756" style:font-name="Lora" fo:font-size="25pt" fo:letter-spacing="0.035cm" fo:font-style="italic" officeooo:rsid="0037ba5a" officeooo:paragraph-rsid="0037ba5a" style:font-size-asian="25pt" style:font-style-asian="italic" style:font-size-complex="25pt" style:font-style-complex="italic"/>
    </style:style>
    <style:style style:name="P60" style:family="paragraph" style:parent-style-name="Standard">
      <style:paragraph-properties fo:line-height="115%"/>
      <style:text-properties style:font-name="FreeSans" fo:font-size="15pt" fo:letter-spacing="0.035cm" fo:font-weight="normal" officeooo:rsid="0046c188" officeooo:paragraph-rsid="0046c188" style:font-size-asian="13.1000003814697pt" style:font-weight-asian="normal" style:font-size-complex="15pt" style:font-weight-complex="normal"/>
    </style:style>
    <style:style style:name="P61" style:family="paragraph" style:parent-style-name="Standard">
      <style:paragraph-properties fo:line-height="115%"/>
      <style:text-properties style:font-name="FreeSans" fo:font-size="15pt" fo:letter-spacing="0.035cm" officeooo:rsid="004386f9" officeooo:paragraph-rsid="0046c188" style:font-size-asian="13.1000003814697pt" style:font-size-complex="15pt"/>
    </style:style>
    <style:style style:name="P62" style:family="paragraph" style:parent-style-name="Standard">
      <style:paragraph-properties fo:line-height="115%"/>
      <style:text-properties officeooo:paragraph-rsid="0046c188"/>
    </style:style>
    <style:style style:name="P63" style:family="paragraph" style:parent-style-name="Table_20_Contents">
      <style:paragraph-properties fo:text-align="start" style:justify-single-word="false"/>
      <style:text-properties style:font-name="FreeSans" fo:font-size="12pt" officeooo:rsid="0047c25f" officeooo:paragraph-rsid="00613584" fo:background-color="transparent" style:font-size-asian="12pt" style:font-size-complex="12pt"/>
    </style:style>
    <style:style style:name="P64" style:family="paragraph" style:parent-style-name="Table_20_Contents">
      <style:paragraph-properties fo:text-align="start" style:justify-single-word="false"/>
      <style:text-properties style:font-name="FreeSans" fo:font-size="12pt" officeooo:rsid="005d3df6" officeooo:paragraph-rsid="00613584" fo:background-color="transparent" style:font-size-asian="12pt" style:font-size-complex="12pt"/>
    </style:style>
    <style:style style:name="P65" style:family="paragraph" style:parent-style-name="Table_20_Contents">
      <style:paragraph-properties fo:text-align="start" style:justify-single-word="false"/>
      <style:text-properties style:font-name="FreeSans" fo:font-size="12pt" officeooo:rsid="00500639" officeooo:paragraph-rsid="00613584" fo:background-color="transparent" style:font-size-asian="12pt" style:font-size-complex="12pt"/>
    </style:style>
    <style:style style:name="P66" style:family="paragraph" style:parent-style-name="Table_20_Contents">
      <style:paragraph-properties fo:text-align="start" style:justify-single-word="false"/>
      <style:text-properties style:font-name="FreeSans" fo:font-size="12pt" officeooo:rsid="004c2aee" officeooo:paragraph-rsid="00613584" fo:background-color="transparent" style:font-size-asian="12pt" style:font-size-complex="12pt"/>
    </style:style>
    <style:style style:name="P67" style:family="paragraph" style:parent-style-name="Table_20_Contents">
      <style:paragraph-properties fo:text-align="start" style:justify-single-word="false"/>
      <style:text-properties style:font-name="FreeSans" fo:font-size="12pt" officeooo:rsid="004cc46b" officeooo:paragraph-rsid="00613584" fo:background-color="transparent" style:font-size-asian="12pt" style:font-size-complex="12pt"/>
    </style:style>
    <style:style style:name="P68" style:family="paragraph" style:parent-style-name="Table_20_Contents">
      <style:paragraph-properties fo:text-align="start" style:justify-single-word="false"/>
      <style:text-properties style:font-name="FreeSans" fo:font-size="12pt" officeooo:rsid="004e0546" officeooo:paragraph-rsid="00613584" fo:background-color="transparent" style:font-size-asian="12pt" style:font-size-complex="12pt"/>
    </style:style>
    <style:style style:name="P69" style:family="paragraph" style:parent-style-name="Table_20_Contents">
      <style:paragraph-properties fo:text-align="start" style:justify-single-word="false"/>
      <style:text-properties style:font-name="FreeSans" fo:font-size="12pt" officeooo:rsid="004e0546" officeooo:paragraph-rsid="0067adee" fo:background-color="transparent" style:font-size-asian="12pt" style:font-size-complex="12pt"/>
    </style:style>
    <style:style style:name="P70" style:family="paragraph" style:parent-style-name="Table_20_Contents">
      <style:paragraph-properties fo:text-align="start" style:justify-single-word="false"/>
      <style:text-properties style:font-name="FreeSans" fo:font-size="12pt" officeooo:rsid="00580506" officeooo:paragraph-rsid="00613584" fo:background-color="transparent" style:font-size-asian="12pt" style:font-size-complex="12pt"/>
    </style:style>
    <style:style style:name="P71" style:family="paragraph" style:parent-style-name="Table_20_Contents">
      <style:paragraph-properties fo:text-align="start" style:justify-single-word="false"/>
      <style:text-properties style:font-name="FreeSans" fo:font-size="12pt" officeooo:rsid="0058f7ff" officeooo:paragraph-rsid="00613584" fo:background-color="transparent" style:font-size-asian="12pt" style:font-size-complex="12pt"/>
    </style:style>
    <style:style style:name="P72" style:family="paragraph" style:parent-style-name="Table_20_Contents">
      <style:paragraph-properties fo:text-align="start" style:justify-single-word="false"/>
      <style:text-properties style:font-name="FreeSans" fo:font-size="12pt" officeooo:rsid="004d2ab8" officeooo:paragraph-rsid="00613584" fo:background-color="transparent" style:font-size-asian="12pt" style:font-size-complex="12pt"/>
    </style:style>
    <style:style style:name="P73" style:family="paragraph" style:parent-style-name="Table_20_Contents">
      <style:paragraph-properties fo:text-align="start" style:justify-single-word="false"/>
      <style:text-properties style:font-name="FreeSans" fo:font-size="12pt" officeooo:rsid="0067d558" officeooo:paragraph-rsid="0067d558" fo:background-color="transparent" style:font-size-asian="12pt" style:font-size-complex="12pt"/>
    </style:style>
    <style:style style:name="P74" style:family="paragraph" style:parent-style-name="Table_20_Contents">
      <style:paragraph-properties fo:text-align="start" style:justify-single-word="false"/>
      <style:text-properties style:font-name="FreeSans" fo:font-size="12pt" officeooo:rsid="006ce14a" officeooo:paragraph-rsid="006ce14a" fo:background-color="transparent" style:font-size-asian="12pt" style:font-size-complex="12pt"/>
    </style:style>
    <style:style style:name="P75" style:family="paragraph" style:parent-style-name="Table_20_Contents">
      <style:paragraph-properties fo:text-align="start" style:justify-single-word="false"/>
      <style:text-properties style:font-name="FreeSans" fo:font-size="12pt" officeooo:rsid="004d2ab8" officeooo:paragraph-rsid="00613584" fo:background-color="#ffffff" style:font-size-asian="12pt" style:font-size-complex="12pt"/>
    </style:style>
    <style:style style:name="P76" style:family="paragraph" style:parent-style-name="Table_20_Contents">
      <style:paragraph-properties fo:text-align="center" style:justify-single-word="false"/>
      <style:text-properties style:font-name="FreeSans" fo:font-size="12pt" fo:text-shadow="1pt 1pt" fo:font-weight="bold" officeooo:rsid="001c9c72" officeooo:paragraph-rsid="00613584" fo:background-color="transparent"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style:font-name="FreeSans" fo:font-size="12pt" fo:text-shadow="1pt 1pt" fo:font-weight="bold" officeooo:rsid="00613584" officeooo:paragraph-rsid="00613584" fo:background-color="transparent"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style:font-name="FreeSans" fo:font-size="12pt" fo:text-shadow="1pt 1pt" fo:font-weight="bold" officeooo:rsid="00613584" officeooo:paragraph-rsid="00613584" style:font-size-asian="12pt" style:font-weight-asian="bold" style:font-size-complex="12pt" style:font-weight-complex="bold"/>
    </style:style>
    <style:style style:name="P79" style:family="paragraph">
      <loext:graphic-properties draw:fill-color="#2c3756"/>
    </style:style>
    <style:style style:name="P8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5e3f3"/>
    </style:style>
    <style:style style:name="T2" style:family="text">
      <style:text-properties officeooo:rsid="00338468"/>
    </style:style>
    <style:style style:name="T3" style:family="text">
      <style:text-properties officeooo:rsid="00304b5f"/>
    </style:style>
    <style:style style:name="T4" style:family="text">
      <style:text-properties fo:font-weight="bold" style:font-weight-asian="bold" style:font-weight-complex="bold"/>
    </style:style>
    <style:style style:name="T5" style:family="text">
      <style:text-properties fo:font-weight="bold" officeooo:rsid="0063b697" style:font-weight-asian="bold" style:font-weight-complex="bold"/>
    </style:style>
    <style:style style:name="T6" style:family="text">
      <style:text-properties fo:font-weight="bold" officeooo:rsid="005ff4c8" style:font-weight-asian="bold" style:font-weight-complex="bold"/>
    </style:style>
    <style:style style:name="T7" style:family="text">
      <style:text-properties fo:font-weight="bold" officeooo:rsid="00609df7" style:font-weight-asian="bold" style:font-weight-complex="bold"/>
    </style:style>
    <style:style style:name="T8" style:family="text">
      <style:text-properties fo:font-weight="bold" officeooo:rsid="00656c8a" style:font-weight-asian="bold" style:font-weight-complex="bold"/>
    </style:style>
    <style:style style:name="T9" style:family="text">
      <style:text-properties fo:font-weight="bold" officeooo:rsid="0067adee" style:font-weight-asian="bold" style:font-weight-complex="bold"/>
    </style:style>
    <style:style style:name="T10" style:family="text">
      <style:text-properties fo:font-weight="bold" officeooo:rsid="0067d558" style:font-weight-asian="bold" style:font-weight-complex="bold"/>
    </style:style>
    <style:style style:name="T11" style:family="text">
      <style:text-properties fo:font-weight="bold" officeooo:rsid="0068fed7" style:font-weight-asian="bold" style:font-weight-complex="bold"/>
    </style:style>
    <style:style style:name="T12" style:family="text">
      <style:text-properties fo:font-weight="bold" officeooo:rsid="006ce14a" style:font-weight-asian="bold" style:font-weight-complex="bold"/>
    </style:style>
    <style:style style:name="T13" style:family="text">
      <style:text-properties officeooo:rsid="002a61b8"/>
    </style:style>
    <style:style style:name="T14" style:family="text">
      <style:text-properties officeooo:rsid="002f1e74"/>
    </style:style>
    <style:style style:name="T15" style:family="text">
      <style:text-properties officeooo:rsid="00320aa7"/>
    </style:style>
    <style:style style:name="T16" style:family="text">
      <style:text-properties officeooo:rsid="00336e53"/>
    </style:style>
    <style:style style:name="T17" style:family="text">
      <style:text-properties fo:color="#8eb015" fo:font-weight="bold" style:font-weight-asian="bold" style:font-weight-complex="bold"/>
    </style:style>
    <style:style style:name="T18" style:family="text">
      <style:text-properties fo:color="#8eb015" fo:font-weight="bold" officeooo:rsid="00386b99" style:font-weight-asian="bold" style:font-weight-complex="bold"/>
    </style:style>
    <style:style style:name="T19" style:family="text">
      <style:text-properties fo:color="#405e01" fo:font-weight="bold" style:font-weight-asian="bold" style:font-weight-complex="bold"/>
    </style:style>
    <style:style style:name="T20" style:family="text">
      <style:text-properties fo:color="#405e01" fo:font-weight="bold" officeooo:rsid="003b9846" style:font-weight-asian="bold" style:font-weight-complex="bold"/>
    </style:style>
    <style:style style:name="T21" style:family="text">
      <style:text-properties fo:color="#405e01" fo:font-weight="bold" officeooo:rsid="003bf36a" style:font-weight-asian="bold" style:font-weight-complex="bold"/>
    </style:style>
    <style:style style:name="T22" style:family="text">
      <style:text-properties fo:color="#405e01" fo:font-weight="bold" officeooo:rsid="003d959d" style:font-weight-asian="bold" style:font-weight-complex="bold"/>
    </style:style>
    <style:style style:name="T23" style:family="text">
      <style:text-properties fo:color="#405e01" fo:font-weight="bold" officeooo:rsid="003e8581" style:font-weight-asian="bold" style:font-weight-complex="bold"/>
    </style:style>
    <style:style style:name="T24" style:family="text">
      <style:text-properties fo:color="#405e01" fo:font-weight="bold" officeooo:rsid="00405081" style:font-weight-asian="bold" style:font-weight-complex="bold"/>
    </style:style>
    <style:style style:name="T25" style:family="text">
      <style:text-properties fo:color="#405e01" fo:font-weight="bold" officeooo:rsid="00409878"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4268ee" style:font-style-asian="normal" style:font-style-complex="normal"/>
    </style:style>
    <style:style style:name="T29" style:family="text">
      <style:text-properties officeooo:rsid="004386f9"/>
    </style:style>
    <style:style style:name="T30" style:family="text">
      <style:text-properties officeooo:rsid="00457fdc"/>
    </style:style>
    <style:style style:name="T31" style:family="text">
      <style:text-properties officeooo:rsid="0051ce3c"/>
    </style:style>
    <style:style style:name="T32" style:family="text">
      <style:text-properties officeooo:rsid="00538594"/>
    </style:style>
    <style:style style:name="T33" style:family="text">
      <style:text-properties officeooo:rsid="005ff4c8"/>
    </style:style>
    <style:style style:name="T34" style:family="text">
      <style:text-properties style:font-name="FreeSans" fo:font-size="15pt" fo:letter-spacing="0.035cm" fo:font-weight="normal" officeooo:rsid="0046c188" style:font-size-asian="13.1000003814697pt" style:font-weight-asian="normal" style:font-size-complex="15pt" style:font-weight-complex="normal"/>
    </style:style>
    <style:style style:name="T35" style:family="text">
      <style:text-properties style:font-name="FreeSans" fo:font-size="15pt" fo:letter-spacing="0.035cm" fo:font-weight="normal" officeooo:rsid="00613584" style:font-size-asian="13.1000003814697pt" style:font-weight-asian="normal" style:font-size-complex="15pt" style:font-weight-complex="normal"/>
    </style:style>
    <style:style style:name="T36" style:family="text">
      <style:text-properties style:font-name="FreeSans" fo:font-size="15pt" fo:letter-spacing="0.035cm" fo:font-style="italic" fo:font-weight="normal" officeooo:rsid="0046c188" style:font-size-asian="13.1000003814697pt" style:font-style-asian="italic" style:font-weight-asian="normal" style:font-size-complex="15pt" style:font-style-complex="italic" style:font-weight-complex="normal"/>
    </style:style>
    <style:style style:name="T37" style:family="text">
      <style:text-properties style:font-name="FreeSans" fo:font-size="15pt" fo:letter-spacing="0.035cm" fo:font-style="italic" fo:font-weight="bold" officeooo:rsid="0046c188" style:font-size-asian="13.1000003814697pt" style:font-style-asian="italic" style:font-weight-asian="bold" style:font-size-complex="15pt" style:font-style-complex="italic" style:font-weight-complex="bold"/>
    </style:style>
    <style:style style:name="T38" style:family="text">
      <style:text-properties officeooo:rsid="00609df7"/>
    </style:style>
    <style:style style:name="T39" style:family="text">
      <style:text-properties fo:color="#800000" style:text-line-through-style="solid" style:text-line-through-type="single"/>
    </style:style>
    <style:style style:name="T40" style:family="text">
      <style:text-properties fo:color="#800000" style:text-line-through-style="none" style:text-line-through-type="none"/>
    </style:style>
    <style:style style:name="T41" style:family="text">
      <style:text-properties officeooo:rsid="00662919"/>
    </style:style>
    <style:style style:name="T42" style:family="text">
      <style:text-properties style:use-window-font-color="true" style:text-line-through-style="none" style:text-line-through-type="none"/>
    </style:style>
    <style:style style:name="T43" style:family="text">
      <style:text-properties officeooo:rsid="006a98da"/>
    </style:style>
    <style:style style:name="T44" style:family="text">
      <style:text-properties officeooo:rsid="006bfc96"/>
    </style:style>
    <style:style style:name="T45" style:family="text">
      <style:text-properties officeooo:rsid="006ce14a"/>
    </style:style>
    <style:style style:name="T46"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7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0" draw:name="Shape2" draw:style-name="gr4" draw:text-style-name="P7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36">Especificación de casos de uso</text:p>
      <text:p text:style-name="P34"><draw:frame draw:style-name="fr2" draw:name="Image1" text:anchor-type="as-char" svg:width="14.6cm" svg:height="6.6cm" draw:z-index="22"><draw:image xlink:href="Pictures/1000020100000226000000FA9C3F27F97A3CB667.png" xlink:type="simple" xlink:show="embed" xlink:actuate="onLoad"/></draw:frame></text:p>
      <text:p text:style-name="P35"><text:span text:style-name="T14">Proyecto </text:span><text:span text:style-name="T5">Colibrí</text:span></text:p>
      <text:p text:style-name="P8"/>
      <text:p text:style-name="P16">Asignatura</text:p>
      <text:p text:style-name="P8">Laboratorio de desarrollo de software</text:p>
      <text:p text:style-name="P8"/>
      <text:p text:style-name="P16">Autor</text:p>
      <text:p text:style-name="P10">Cinthia Lima <text:span text:style-name="T16">y Ariel Machini</text:span></text:p>
      <text:p text:style-name="P8"/>
      <text:p text:style-name="P16">Fecha de redacción</text:p>
      <text:p text:style-name="P8"><text:span text:style-name="T15">03</text:span>/<text:span text:style-name="T15">10</text:span>/<text:span text:style-name="T15">2017</text:span></text:p>
      <text:p text:style-name="P56"><draw:custom-shape text:anchor-type="paragraph" draw:z-index="1" draw:name="Shape1" draw:style-name="gr2" draw:text-style-name="P8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2" svg:width="6.501cm" svg:height="18.5cm" svg:x="0.499cm" svg:y="0.75cm"><draw:text-box><text:p text:style-name="P81"><text:span text:style-name="T46">La especificación de casos de uso brindará un descripción detallada de los casos de uso identificados en el sistema. Describiendo tanto los actores involucrados en cada uno, flujos normales, flujos alternativas, entre otros detalles importantes.</text:span></text:p></draw:text-box></draw:frame></text:p>
      <text:p text:style-name="P58">Índice</text:p>
      <text:p text:style-name="P9"/>
      <text:p text:style-name="P9">Aquí va el índice <text:span text:style-name="T13">(se debería insertar al final)</text:span>.</text:p>
      <text:p text:style-name="P59">Especificación de casos de uso</text:p>
      <text:p text:style-name="P17">Clases análisis:</text:p>
      <text:p text:style-name="P62"><text:span text:style-name="T34">Utilizando el </text:span><text:span text:style-name="T35">MVC</text:span><text:span text:style-name="T34"> (</text:span><text:span text:style-name="T37">m</text:span><text:span text:style-name="T36">odel-</text:span><text:span text:style-name="T37">v</text:span><text:span text:style-name="T36">iew-</text:span><text:span text:style-name="T37">c</text:span><text:span text:style-name="T36">ontrol</text:span><text:span text:style-name="T34">):</text:span></text:p>
      <text:p text:style-name="P60"/>
      <table:table table:name="Tabla1" table:style-name="Tabla1">
        <table:table-column table:style-name="Tabla1.A"/>
        <table:table-column table:style-name="Tabla1.B"/>
        <table:table-row>
          <table:table-cell table:style-name="Tabla1.A1" office:value-type="string">
            <text:p text:style-name="P77">Dimensiones</text:p>
          </table:table-cell>
          <table:table-cell table:style-name="Tabla1.B1" office:value-type="string">
            <text:p text:style-name="P76">Clases <text:span text:style-name="T30">análisis detectadas</text:span></text:p>
          </table:table-cell>
        </table:table-row>
        <table:table-row>
          <table:table-cell table:style-name="Tabla1.A2" office:value-type="string">
            <text:p text:style-name="P78">Modelo</text:p>
          </table:table-cell>
          <table:table-cell table:style-name="Tabla1.B2" office:value-type="string">
            <text:p text:style-name="P63"><text:span text:style-name="T6">1.</text:span><text:span text:style-name="T33"> </text:span>Formulario</text:p>
            <text:p text:style-name="P75"><text:span text:style-name="T6">2.</text:span><text:span text:style-name="T33"> </text:span>Usuario</text:p>
            <text:p text:style-name="P64"><text:span text:style-name="T6">3.</text:span><text:span text:style-name="T33"> </text:span>Informe</text:p>
          </table:table-cell>
        </table:table-row>
        <table:table-row>
          <table:table-cell table:style-name="Tabla1.A2" office:value-type="string">
            <text:p text:style-name="P78">Vista</text:p>
          </table:table-cell>
          <table:table-cell table:style-name="Tabla1.B3" office:value-type="string">
            <text:p text:style-name="P65"><text:span text:style-name="T6">1.</text:span><text:span text:style-name="T33"> </text:span>Manejador Principal</text:p>
            <text:p text:style-name="P63"><text:span text:style-name="T6">2.</text:span><text:span text:style-name="T33"> </text:span>Manejador Formulario</text:p>
            <text:p text:style-name="P72"><text:span text:style-name="T6">3.</text:span><text:span text:style-name="T33"> </text:span>Manejador Usuario</text:p>
            <text:p text:style-name="P64"><text:span text:style-name="T6">4.</text:span><text:span text:style-name="T33"> </text:span>Manejador informe</text:p>
          </table:table-cell>
        </table:table-row>
        <table:table-row>
          <table:table-cell table:style-name="Tabla1.A2" office:value-type="string">
            <text:p text:style-name="P78">Control</text:p>
          </table:table-cell>
          <table:table-cell table:style-name="Tabla1.B4" office:value-type="string">
            <text:p text:style-name="P66"><text:span text:style-name="T7">1.</text:span><text:span text:style-name="T38"> </text:span>Interfaz de usuario</text:p>
            <text:p text:style-name="P66"><text:span text:style-name="T7">2.</text:span><text:span text:style-name="T38"> </text:span>Interfaz de la base de datos</text:p>
            <text:p text:style-name="P66"><text:span text:style-name="T7">3.</text:span><text:span text:style-name="T38"> </text:span>Pantalla principal</text:p>
            <text:p text:style-name="P66"><text:span text:style-name="T7">4.</text:span><text:span text:style-name="T38"> </text:span>Pantalla resultado<text:span text:style-name="T38">s</text:span> de <text:span text:style-name="T38">búsqueda</text:span></text:p>
            <text:p text:style-name="P65"><text:span text:style-name="T7">5.</text:span><text:span text:style-name="T38"> </text:span>Pantalla rellenado de formulario</text:p>
            <text:p text:style-name="P65"><text:span text:style-name="T7">6.</text:span><text:span text:style-name="T38"> </text:span>Pantalla confirmación</text:p>
            <text:p text:style-name="P65"><text:span text:style-name="T7">7.</text:span><text:span text:style-name="T38"> </text:span><text:span text:style-name="T42">Pantalla notificación</text:span></text:p>
            <text:p text:style-name="P67"><text:span text:style-name="T7">8.</text:span><text:span text:style-name="T38"> </text:span>Pantalla de error</text:p>
            <text:p text:style-name="P69"><text:span text:style-name="T9">9</text:span><text:span text:style-name="T7">.</text:span><text:span text:style-name="T38"> </text:span>Pantalla <text:span text:style-name="T31">de gestión de formularios</text:span></text:p>
            <text:p text:style-name="P68"><text:span text:style-name="T9">10</text:span><text:span text:style-name="T7">.</text:span><text:span text:style-name="T38"> </text:span>Pantalla <text:span text:style-name="T41">alta</text:span> de formulario</text:p>
            <text:p text:style-name="P73"><text:span text:style-name="T4">11.</text:span> Pantalla baja de formulario</text:p>
            <text:p text:style-name="P65"><text:span text:style-name="T7">1</text:span><text:span text:style-name="T10">2</text:span><text:span text:style-name="T7">.</text:span><text:span text:style-name="T38"> </text:span>Pantalla <text:span text:style-name="T43">modificación de</text:span> formulario</text:p>
            <text:p text:style-name="P70"><text:span text:style-name="T7">1</text:span><text:span text:style-name="T12">3</text:span><text:span text:style-name="T7">.</text:span><text:span text:style-name="T38"> </text:span>Pantalla de gestión de <text:span text:style-name="T44">gestores</text:span> de formularios</text:p>
            <text:p text:style-name="P71"><text:span text:style-name="T7">1</text:span><text:span text:style-name="T12">4</text:span><text:span text:style-name="T7">.</text:span><text:span text:style-name="T38"> </text:span>Pantalla <text:span text:style-name="T45">alta gestor </text:span>de formularios</text:p>
            <text:p text:style-name="P74"><text:span text:style-name="T4">15.</text:span> Pantalla baja gestor de formularios</text:p>
            <text:p text:style-name="P64"><text:span text:style-name="T7">1</text:span><text:span text:style-name="T12">6</text:span><text:span text:style-name="T7">.</text:span><text:span text:style-name="T38"> </text:span>Pantalla modifica<text:span text:style-name="T45">ción</text:span> <text:span text:style-name="T45">gestor </text:span>de formularios</text:p>
            <text:p text:style-name="P64"><text:span text:style-name="T7">1</text:span><text:span text:style-name="T12">7</text:span><text:span text:style-name="T7">.</text:span><text:span text:style-name="T38"> </text:span>Pantalla generación informes</text:p>
            <text:p text:style-name="P64"><text:span text:style-name="T7">1</text:span><text:span text:style-name="T12">8</text:span><text:span text:style-name="T7">.</text:span><text:span text:style-name="T38"> </text:span>Pantalla informe</text:p>
            <text:p text:style-name="P64"><text:span text:style-name="T12">19</text:span><text:span text:style-name="T7">.</text:span><text:span text:style-name="T38"> </text:span>Pantalla iniciar sesión</text:p>
          </table:table-cell>
        </table:table-row>
      </table:table>
      <text:p text:style-name="P61"><text:soft-page-break/></text:p>
      <text:p text:style-name="P37">CU01: Buscar formularios</text:p>
      <text:p text:style-name="P26"><text:span text:style-name="T18">D</text:span><text:span text:style-name="T17">escripción</text:span></text:p>
      <text:p text:style-name="P33">En este caso de uso el actor involucrado podrá realizar una <text:span text:style-name="T29">búsqueda</text:span> entre los formularios disponible para ese tipo de usuario <text:s/>dependiendo del rol que adopten frente al sistema. Con este caso de uso podrán interactuar todos los actores existentes en el sistema.</text:p>
      <text:p text:style-name="P18"/>
      <text:p text:style-name="P38">Actores del CU</text:p>
      <text:p text:style-name="P33">En principio el actor que puede acceder a este caso de uso es <text:span text:style-name="T26">ACT01: “Usuario”</text:span>, y por herencia también los actores <text:span text:style-name="T26">ACT02: “Gestor de formularios” </text:span><text:span text:style-name="T28">y</text:span> <text:span text:style-name="T26">ACT03: “Administrador”</text:span><text:span text:style-name="T27">.</text:span></text:p>
      <text:p text:style-name="P18"/>
      <text:p text:style-name="P27"><text:span text:style-name="T18">P</text:span><text:span text:style-name="T17">recondiciones</text:span></text:p>
      <text:p text:style-name="P18">Acá va el contenido.</text:p>
      <text:p text:style-name="P18"/>
      <text:p text:style-name="P27"><text:span text:style-name="T18">F</text:span><text:span text:style-name="T17">lujo de eventos normal</text:span></text:p>
      <text:p text:style-name="P18">Acá va el contenido.</text:p>
      <text:p text:style-name="P18"/>
      <text:p text:style-name="P44">Poscondiciones</text:p>
      <text:p text:style-name="P19">Acá va el contenido.</text:p>
      <text:p text:style-name="P19"/>
      <text:p text:style-name="P27"><text:span text:style-name="T18">F</text:span><text:span text:style-name="T17">lujo de eventos alternativo</text:span></text:p>
      <text:p text:style-name="P19">Acá va el contenido.</text:p>
      <text:p text:style-name="P19"/>
      <text:p text:style-name="P50"><text:soft-page-break/>Diagramas Asociados</text:p>
      <text:p text:style-name="P20">Acá va el contenido.</text:p>
      <text:p text:style-name="P20"/>
      <text:p text:style-name="P11"><text:span text:style-name="T19">CU0</text:span><text:span text:style-name="T20">2</text:span><text:span text:style-name="T19">: </text:span><text:span text:style-name="T20">Completar y enviar formularios</text:span></text:p>
      <text:p text:style-name="P39">Descripción</text:p>
      <text:p text:style-name="P21">Acá va el contenido.</text:p>
      <text:p text:style-name="P21"/>
      <text:p text:style-name="P39">Actores del CU</text:p>
      <text:p text:style-name="P21">Acá va el contenido.</text:p>
      <text:p text:style-name="P21"/>
      <text:p text:style-name="P28"><text:span text:style-name="T18">P</text:span><text:span text:style-name="T17">recondiciones</text:span></text:p>
      <text:p text:style-name="P21">Acá va el contenido.</text:p>
      <text:p text:style-name="P21"/>
      <text:p text:style-name="P28"><text:span text:style-name="T18">F</text:span><text:span text:style-name="T17">lujo de eventos normal</text:span></text:p>
      <text:p text:style-name="P21">Acá va el contenido.</text:p>
      <text:p text:style-name="P21"/>
      <text:p text:style-name="P45">Poscondiciones</text:p>
      <text:p text:style-name="P21">Acá va el contenido.</text:p>
      <text:p text:style-name="P21"/>
      <text:p text:style-name="P28"><text:span text:style-name="T18">F</text:span><text:span text:style-name="T17">lujo de eventos alternativo</text:span></text:p>
      <text:p text:style-name="P21">Acá va el contenido.</text:p>
      <text:p text:style-name="P21"/>
      <text:p text:style-name="P51">Diagramas Asociados</text:p>
      <text:p text:style-name="P21">Acá va el contenido.</text:p>
      <text:p text:style-name="P21"/>
      <text:p text:style-name="P11"><text:span text:style-name="T19">CU0</text:span><text:span text:style-name="T20">3</text:span><text:span text:style-name="T19">: </text:span><text:span text:style-name="T20">Crear formulario</text:span></text:p>
      <text:p text:style-name="P39"><text:soft-page-break/>Descripción</text:p>
      <text:p text:style-name="P21">Acá va el contenido.</text:p>
      <text:p text:style-name="P21"/>
      <text:p text:style-name="P39">Actores del CU</text:p>
      <text:p text:style-name="P21">Acá va el contenido.</text:p>
      <text:p text:style-name="P21"/>
      <text:p text:style-name="P28"><text:span text:style-name="T18">P</text:span><text:span text:style-name="T17">recondiciones</text:span></text:p>
      <text:p text:style-name="P21">Acá va el contenido.</text:p>
      <text:p text:style-name="P21"/>
      <text:p text:style-name="P28"><text:span text:style-name="T18">F</text:span><text:span text:style-name="T17">lujo de eventos normal</text:span></text:p>
      <text:p text:style-name="P21">Acá va el contenido.</text:p>
      <text:p text:style-name="P21"/>
      <text:p text:style-name="P45">Poscondiciones</text:p>
      <text:p text:style-name="P21">Acá va el contenido.</text:p>
      <text:p text:style-name="P21"/>
      <text:p text:style-name="P28"><text:span text:style-name="T18">F</text:span><text:span text:style-name="T17">lujo de eventos alternativo</text:span></text:p>
      <text:p text:style-name="P21">Acá va el contenido.</text:p>
      <text:p text:style-name="P21"/>
      <text:p text:style-name="P51">Diagramas Asociados</text:p>
      <text:p text:style-name="P21">Acá va el contenido.</text:p>
      <text:p text:style-name="P21"/>
      <text:p text:style-name="P11"><text:span text:style-name="T19">CU0</text:span><text:span text:style-name="T20">4</text:span><text:span text:style-name="T19">: B</text:span><text:span text:style-name="T20">orrar formulario</text:span></text:p>
      <text:p text:style-name="P39">Descripción</text:p>
      <text:p text:style-name="P21">Acá va el contenido.</text:p>
      <text:p text:style-name="P21"/>
      <text:p text:style-name="P39">Actores del CU</text:p>
      <text:p text:style-name="P21"><text:soft-page-break/>Acá va el contenido.</text:p>
      <text:p text:style-name="P21"/>
      <text:p text:style-name="P28"><text:span text:style-name="T18">P</text:span><text:span text:style-name="T17">recondiciones</text:span></text:p>
      <text:p text:style-name="P21">Acá va el contenido.</text:p>
      <text:p text:style-name="P21"/>
      <text:p text:style-name="P28"><text:span text:style-name="T18">F</text:span><text:span text:style-name="T17">lujo de eventos normal</text:span></text:p>
      <text:p text:style-name="P21">Acá va el contenido.</text:p>
      <text:p text:style-name="P21"/>
      <text:p text:style-name="P45">Poscondiciones</text:p>
      <text:p text:style-name="P21">Acá va el contenido.</text:p>
      <text:p text:style-name="P21"/>
      <text:p text:style-name="P28"><text:span text:style-name="T18">F</text:span><text:span text:style-name="T17">lujo de eventos alternativo</text:span></text:p>
      <text:p text:style-name="P21">Acá va el contenido.</text:p>
      <text:p text:style-name="P21"/>
      <text:p text:style-name="P51">Diagramas Asociados</text:p>
      <text:p text:style-name="P21">Acá va el contenido.</text:p>
      <text:p text:style-name="P11"><text:span text:style-name="T19">CU0</text:span><text:span text:style-name="T20">5</text:span><text:span text:style-name="T19">: </text:span><text:span text:style-name="T20">Modificar formulario</text:span></text:p>
      <text:p text:style-name="P39">Descripción</text:p>
      <text:p text:style-name="P21">Acá va el contenido.</text:p>
      <text:p text:style-name="P21"/>
      <text:p text:style-name="P39">Actores del CU</text:p>
      <text:p text:style-name="P21">Acá va el contenido.</text:p>
      <text:p text:style-name="P21"/>
      <text:p text:style-name="P28"><text:span text:style-name="T18">P</text:span><text:span text:style-name="T17">recondiciones</text:span></text:p>
      <text:p text:style-name="P21">Acá va el contenido.</text:p>
      <text:p text:style-name="P21"/>
      <text:p text:style-name="P28"><text:soft-page-break/><text:span text:style-name="T18">F</text:span><text:span text:style-name="T17">lujo de eventos normal</text:span></text:p>
      <text:p text:style-name="P21">Acá va el contenido.</text:p>
      <text:p text:style-name="P21"/>
      <text:p text:style-name="P45">Poscondiciones</text:p>
      <text:p text:style-name="P21">Acá va el contenido.</text:p>
      <text:p text:style-name="P21"/>
      <text:p text:style-name="P28"><text:span text:style-name="T18">F</text:span><text:span text:style-name="T17">lujo de eventos alternativo</text:span></text:p>
      <text:p text:style-name="P21">Acá va el contenido.</text:p>
      <text:p text:style-name="P21"/>
      <text:p text:style-name="P51">Diagramas Asociados</text:p>
      <text:p text:style-name="P21">Acá va el contenido.</text:p>
      <text:p text:style-name="P21"/>
      <text:p text:style-name="P11"><text:span text:style-name="T19">CU0</text:span><text:span text:style-name="T21">6</text:span><text:span text:style-name="T19">: </text:span><text:span text:style-name="T21">Cambiar visibilidad del formulario</text:span></text:p>
      <text:p text:style-name="P39">Descripción</text:p>
      <text:p text:style-name="P21">Acá va el contenido.</text:p>
      <text:p text:style-name="P21"/>
      <text:p text:style-name="P39">Actores del CU</text:p>
      <text:p text:style-name="P21">Acá va el contenido.</text:p>
      <text:p text:style-name="P21"/>
      <text:p text:style-name="P28"><text:span text:style-name="T18">P</text:span><text:span text:style-name="T17">recondiciones</text:span></text:p>
      <text:p text:style-name="P21">Acá va el contenido.</text:p>
      <text:p text:style-name="P21"/>
      <text:p text:style-name="P28"><text:span text:style-name="T18">F</text:span><text:span text:style-name="T17">lujo de eventos normal</text:span></text:p>
      <text:p text:style-name="P21">Acá va el contenido.</text:p>
      <text:p text:style-name="P21"/>
      <text:p text:style-name="P45">Poscondiciones</text:p>
      <text:p text:style-name="P21"><text:soft-page-break/>Acá va el contenido.</text:p>
      <text:p text:style-name="P21"/>
      <text:p text:style-name="P28"><text:span text:style-name="T18">F</text:span><text:span text:style-name="T17">lujo de eventos alternativo</text:span></text:p>
      <text:p text:style-name="P21">Acá va el contenido.</text:p>
      <text:p text:style-name="P21"/>
      <text:p text:style-name="P51">Diagramas Asociados</text:p>
      <text:p text:style-name="P21">Acá va el contenido.</text:p>
      <text:p text:style-name="P21"/>
      <text:p text:style-name="P11"><text:span text:style-name="T19">CU0</text:span><text:span text:style-name="T21">7</text:span><text:span text:style-name="T19">: </text:span><text:span text:style-name="T21">Cerrar sesión</text:span></text:p>
      <text:p text:style-name="P39">Descripción</text:p>
      <text:p text:style-name="P21">Acá va el contenido.</text:p>
      <text:p text:style-name="P21"/>
      <text:p text:style-name="P39">Actores del CU</text:p>
      <text:p text:style-name="P21">Acá va el contenido.</text:p>
      <text:p text:style-name="P21"/>
      <text:p text:style-name="P28"><text:span text:style-name="T18">P</text:span><text:span text:style-name="T17">recondiciones</text:span></text:p>
      <text:p text:style-name="P21">Acá va el contenido.</text:p>
      <text:p text:style-name="P21"/>
      <text:p text:style-name="P28"><text:span text:style-name="T18">F</text:span><text:span text:style-name="T17">lujo de eventos normal</text:span></text:p>
      <text:p text:style-name="P21">Acá va el contenido.</text:p>
      <text:p text:style-name="P21"/>
      <text:p text:style-name="P45">Poscondiciones</text:p>
      <text:p text:style-name="P21">Acá va el contenido.</text:p>
      <text:p text:style-name="P21"/>
      <text:p text:style-name="P28"><text:span text:style-name="T18">F</text:span><text:span text:style-name="T17">lujo de eventos alternativo</text:span></text:p>
      <text:p text:style-name="P21">Acá va el contenido.</text:p>
      <text:p text:style-name="P21"><text:soft-page-break/></text:p>
      <text:p text:style-name="P51">Diagramas Asociados</text:p>
      <text:p text:style-name="P21">Acá va el contenido.</text:p>
      <text:p text:style-name="P21"/>
      <text:p text:style-name="P11"><text:span text:style-name="T19">CU0</text:span><text:span text:style-name="T22">8</text:span><text:span text:style-name="T19">: </text:span><text:span text:style-name="T22">Agregar creador de formularios</text:span></text:p>
      <text:p text:style-name="P39">Descripción</text:p>
      <text:p text:style-name="P21">Acá va el contenido.</text:p>
      <text:p text:style-name="P21"/>
      <text:p text:style-name="P39">Actores del CU</text:p>
      <text:p text:style-name="P21">Acá va el contenido.</text:p>
      <text:p text:style-name="P21"/>
      <text:p text:style-name="P28"><text:span text:style-name="T18">P</text:span><text:span text:style-name="T17">recondiciones</text:span></text:p>
      <text:p text:style-name="P21">Acá va el contenido.</text:p>
      <text:p text:style-name="P21"/>
      <text:p text:style-name="P28"><text:span text:style-name="T18">F</text:span><text:span text:style-name="T17">lujo de eventos normal</text:span></text:p>
      <text:p text:style-name="P21">Acá va el contenido.</text:p>
      <text:p text:style-name="P21"/>
      <text:p text:style-name="P45">Poscondiciones</text:p>
      <text:p text:style-name="P21">Acá va el contenido.</text:p>
      <text:p text:style-name="P21"/>
      <text:p text:style-name="P28"><text:span text:style-name="T18">F</text:span><text:span text:style-name="T17">lujo de eventos alternativo</text:span></text:p>
      <text:p text:style-name="P21">Acá va el contenido.</text:p>
      <text:p text:style-name="P21"/>
      <text:p text:style-name="P51">Diagramas Asociados</text:p>
      <text:p text:style-name="P21">Acá va el contenido.</text:p>
      <text:p text:style-name="P21"/>
      <text:p text:style-name="P12"><text:soft-page-break/><text:span text:style-name="T19">CU0</text:span><text:span text:style-name="T22">9</text:span><text:span text:style-name="T19">: </text:span><text:span text:style-name="T22">Eliminar creador de formularios</text:span></text:p>
      <text:p text:style-name="P40">Descripción</text:p>
      <text:p text:style-name="P22">Acá va el contenido.</text:p>
      <text:p text:style-name="P22"/>
      <text:p text:style-name="P40">Actores del CU</text:p>
      <text:p text:style-name="P22">Acá va el contenido.</text:p>
      <text:p text:style-name="P22"/>
      <text:p text:style-name="P29"><text:span text:style-name="T18">P</text:span><text:span text:style-name="T17">recondiciones</text:span></text:p>
      <text:p text:style-name="P22">Acá va el contenido.</text:p>
      <text:p text:style-name="P22"/>
      <text:p text:style-name="P29"><text:span text:style-name="T18">F</text:span><text:span text:style-name="T17">lujo de eventos normal</text:span></text:p>
      <text:p text:style-name="P22">Acá va el contenido.</text:p>
      <text:p text:style-name="P22"/>
      <text:p text:style-name="P46">Poscondiciones</text:p>
      <text:p text:style-name="P22">Acá va el contenido.</text:p>
      <text:p text:style-name="P22"/>
      <text:p text:style-name="P29"><text:span text:style-name="T18">F</text:span><text:span text:style-name="T17">lujo de eventos alternativo</text:span></text:p>
      <text:p text:style-name="P22">Acá va el contenido.</text:p>
      <text:p text:style-name="P22"/>
      <text:p text:style-name="P52">Diagramas Asociados</text:p>
      <text:p text:style-name="P22">Acá va el contenido.</text:p>
      <text:p text:style-name="P22"/>
      <text:p text:style-name="P12"><text:span text:style-name="T19">CU</text:span><text:span text:style-name="T22">10</text:span><text:span text:style-name="T19">: </text:span><text:span text:style-name="T22">Modificar creador de formularios</text:span></text:p>
      <text:p text:style-name="P40">Descripción</text:p>
      <text:p text:style-name="P22">Acá va el contenido.</text:p>
      <text:p text:style-name="P22"><text:soft-page-break/></text:p>
      <text:p text:style-name="P40">Actores del CU</text:p>
      <text:p text:style-name="P22">Acá va el contenido.</text:p>
      <text:p text:style-name="P22"/>
      <text:p text:style-name="P29"><text:span text:style-name="T18">P</text:span><text:span text:style-name="T17">recondiciones</text:span></text:p>
      <text:p text:style-name="P22">Acá va el contenido.</text:p>
      <text:p text:style-name="P22"/>
      <text:p text:style-name="P29"><text:span text:style-name="T18">F</text:span><text:span text:style-name="T17">lujo de eventos normal</text:span></text:p>
      <text:p text:style-name="P22">Acá va el contenido.</text:p>
      <text:p text:style-name="P22"/>
      <text:p text:style-name="P46">Poscondiciones</text:p>
      <text:p text:style-name="P22">Acá va el contenido.</text:p>
      <text:p text:style-name="P22"/>
      <text:p text:style-name="P29"><text:span text:style-name="T18">F</text:span><text:span text:style-name="T17">lujo de eventos alternativo</text:span></text:p>
      <text:p text:style-name="P22">Acá va el contenido.</text:p>
      <text:p text:style-name="P22"/>
      <text:p text:style-name="P52">Diagramas Asociados</text:p>
      <text:p text:style-name="P22">Acá va el contenido.</text:p>
      <text:p text:style-name="P22"/>
      <text:p text:style-name="P13"><text:span text:style-name="T19">CU</text:span><text:span text:style-name="T22">1</text:span><text:span text:style-name="T23">1</text:span><text:span text:style-name="T19">: </text:span><text:span text:style-name="T23">Generar informes</text:span></text:p>
      <text:p text:style-name="P41">Descripción</text:p>
      <text:p text:style-name="P23">Acá va el contenido.</text:p>
      <text:p text:style-name="P23"/>
      <text:p text:style-name="P41">Actores del CU</text:p>
      <text:p text:style-name="P23">Acá va el contenido.</text:p>
      <text:p text:style-name="P23"/>
      <text:p text:style-name="P30"><text:soft-page-break/><text:span text:style-name="T18">P</text:span><text:span text:style-name="T17">recondiciones</text:span></text:p>
      <text:p text:style-name="P23">Acá va el contenido.</text:p>
      <text:p text:style-name="P23"/>
      <text:p text:style-name="P30"><text:span text:style-name="T18">F</text:span><text:span text:style-name="T17">lujo de eventos normal</text:span></text:p>
      <text:p text:style-name="P23">Acá va el contenido.</text:p>
      <text:p text:style-name="P23"/>
      <text:p text:style-name="P47">Poscondiciones</text:p>
      <text:p text:style-name="P23">Acá va el contenido.</text:p>
      <text:p text:style-name="P23"/>
      <text:p text:style-name="P30"><text:span text:style-name="T18">F</text:span><text:span text:style-name="T17">lujo de eventos alternativo</text:span></text:p>
      <text:p text:style-name="P23">Acá va el contenido.</text:p>
      <text:p text:style-name="P23"/>
      <text:p text:style-name="P53">Diagramas Asociados</text:p>
      <text:p text:style-name="P23">Acá va el contenido.</text:p>
      <text:p text:style-name="P23"/>
      <text:p text:style-name="P13"><text:span text:style-name="T19">CU</text:span><text:span text:style-name="T22">1</text:span><text:span text:style-name="T23">2</text:span><text:span text:style-name="T19">: </text:span><text:span text:style-name="T23">Iniciar sesión</text:span></text:p>
      <text:p text:style-name="P41">Descripción</text:p>
      <text:p text:style-name="P23">Acá va el contenido.</text:p>
      <text:p text:style-name="P23"/>
      <text:p text:style-name="P41">Actores del CU</text:p>
      <text:p text:style-name="P23">Acá va el contenido.</text:p>
      <text:p text:style-name="P23"/>
      <text:p text:style-name="P30"><text:span text:style-name="T18">P</text:span><text:span text:style-name="T17">recondiciones</text:span></text:p>
      <text:p text:style-name="P23">Acá va el contenido.</text:p>
      <text:p text:style-name="P23"/>
      <text:p text:style-name="P30"><text:span text:style-name="T18">F</text:span><text:span text:style-name="T17">lujo de eventos normal</text:span></text:p>
      <text:p text:style-name="P23"><text:soft-page-break/>Acá va el contenido.</text:p>
      <text:p text:style-name="P23"/>
      <text:p text:style-name="P47">Poscondiciones</text:p>
      <text:p text:style-name="P23">Acá va el contenido.</text:p>
      <text:p text:style-name="P23"/>
      <text:p text:style-name="P30"><text:span text:style-name="T18">F</text:span><text:span text:style-name="T17">lujo de eventos alternativo</text:span></text:p>
      <text:p text:style-name="P23">Acá va el contenido.</text:p>
      <text:p text:style-name="P23"/>
      <text:p text:style-name="P53">Diagramas Asociados</text:p>
      <text:p text:style-name="P23">Acá va el contenido.</text:p>
      <text:p text:style-name="P23"/>
      <text:p text:style-name="P14"><text:span text:style-name="T19">CU</text:span><text:span text:style-name="T22">1</text:span><text:span text:style-name="T24">3</text:span><text:span text:style-name="T19">: </text:span><text:span text:style-name="T24">Validación</text:span></text:p>
      <text:p text:style-name="P42">Descripción</text:p>
      <text:p text:style-name="P24">Acá va el contenido.</text:p>
      <text:p text:style-name="P24"/>
      <text:p text:style-name="P42">Actores del CU</text:p>
      <text:p text:style-name="P24">Acá va el contenido.</text:p>
      <text:p text:style-name="P24"/>
      <text:p text:style-name="P31"><text:span text:style-name="T18">P</text:span><text:span text:style-name="T17">recondiciones</text:span></text:p>
      <text:p text:style-name="P24">Acá va el contenido.</text:p>
      <text:p text:style-name="P24"/>
      <text:p text:style-name="P31"><text:span text:style-name="T18">F</text:span><text:span text:style-name="T17">lujo de eventos normal</text:span></text:p>
      <text:p text:style-name="P24">Acá va el contenido.</text:p>
      <text:p text:style-name="P24"/>
      <text:p text:style-name="P48">Poscondiciones</text:p>
      <text:p text:style-name="P24">Acá va el contenido.</text:p>
      <text:p text:style-name="P24"><text:soft-page-break/></text:p>
      <text:p text:style-name="P31"><text:span text:style-name="T18">F</text:span><text:span text:style-name="T17">lujo de eventos alternativo</text:span></text:p>
      <text:p text:style-name="P24">Acá va el contenido.</text:p>
      <text:p text:style-name="P24"/>
      <text:p text:style-name="P54">Diagramas Asociados</text:p>
      <text:p text:style-name="P24">Acá va el contenido.</text:p>
      <text:p text:style-name="P24"/>
      <text:p text:style-name="P15"><text:span text:style-name="T19">CU</text:span><text:span text:style-name="T22">1</text:span><text:span text:style-name="T25">4</text:span><text:span text:style-name="T19">: </text:span><text:span text:style-name="T25">Buscar entre formularios creados</text:span></text:p>
      <text:p text:style-name="P43">Descripción</text:p>
      <text:p text:style-name="P25">Acá va el contenido.</text:p>
      <text:p text:style-name="P25"/>
      <text:p text:style-name="P43">Actores del CU</text:p>
      <text:p text:style-name="P25">Acá va el contenido.</text:p>
      <text:p text:style-name="P25"/>
      <text:p text:style-name="P32"><text:span text:style-name="T18">P</text:span><text:span text:style-name="T17">recondiciones</text:span></text:p>
      <text:p text:style-name="P25">Acá va el contenido.</text:p>
      <text:p text:style-name="P25"/>
      <text:p text:style-name="P32"><text:span text:style-name="T18">F</text:span><text:span text:style-name="T17">lujo de eventos normal</text:span></text:p>
      <text:p text:style-name="P25">Acá va el contenido.</text:p>
      <text:p text:style-name="P25"/>
      <text:p text:style-name="P49">Poscondiciones</text:p>
      <text:p text:style-name="P25">Acá va el contenido.</text:p>
      <text:p text:style-name="P25"/>
      <text:p text:style-name="P32"><text:span text:style-name="T18">F</text:span><text:span text:style-name="T17">lujo de eventos alternativo</text:span></text:p>
      <text:p text:style-name="P25">Acá va el contenido.</text:p>
      <text:p text:style-name="P25"/>
      <text:p text:style-name="P55"><text:soft-page-break/>Diagramas Asociados</text:p>
      <text:p text:style-name="P25">Acá va el contenido.</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ora" svg:font-family="Lora" style:font-pitch="variable"/>
    <style:font-face style:name="FangSong" svg:font-family="FangSong"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5e3f3"/>
    </style:style>
    <style:style style:name="MT2" style:family="text">
      <style:text-properties officeooo:rsid="00338468"/>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CASOS DE USO — </text:span>PÁGINA <text:page-number text:select-page="current">5</text:page-number> DE <text:page-count>18</text:page-count></text:p>
      </style:header>
      <style:header-first>
        <text:p text:style-name="MP2"><text:span text:style-name="MT2"><text:s/>ESPECIFICACIÓN DE CASOS DE USO — </text:span>PÁGINA <text:page-number text:select-page="current">1</text:page-number> DE <text:page-count>1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9"><draw:image xlink:href="Pictures/10000201000000370000004043863E6FA720894F.png" xlink:type="simple" xlink:show="embed" xlink:actuate="onLoad"/></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21"><draw:image xlink:href="Pictures/10000201000000370000004043863E6FA720894F.png" xlink:type="simple" xlink:show="embed" xlink:actuate="onLoad"/></draw:frame></text:p>
            </table:table-cell>
            <table:table-cell table:style-name="Table3.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20T18:23:43.978000000</dc:date>
    <meta:editing-duration>PT5H59M10S</meta:editing-duration>
    <meta:editing-cycles>80</meta:editing-cycles>
    <meta:generator>LibreOffice/5.3.2.2$Windows_x86 LibreOffice_project/6cd4f1ef626f15116896b1d8e1398b56da0d0ee1</meta:generator>
    <meta:document-statistic meta:table-count="3" meta:image-count="3" meta:object-count="0" meta:page-count="18" meta:paragraph-count="265" meta:word-count="935" meta:character-count="5790" meta:non-whitespace-character-count="5113"/>
  </office:meta>
</office:document-meta>
</file>